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47243in" fo:padding-bottom="0.5953in" fo:padding-left="0.10833in" fo:padding-right="0.64187in" draw:textarea-vertical-align="middle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375in" fo:padding-bottom="0.0375in" fo:padding-left="0.0375in" fo:padding-right="0.0375in" draw:textarea-vertical-align="top" draw:textarea-horizontal-align="left" draw:fill="solid" draw:fill-color="#ffffff" draw:opacity="10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586">
      <style:graphic-properties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375in" fo:padding-bottom="0.0375in" fo:padding-left="0.0375in" fo:padding-right="0.0375in" draw:textarea-vertical-align="top" draw:textarea-horizontal-align="left" draw:fill="solid" draw:fill-color="#ffffff" draw:opacity="10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47243in" fo:padding-bottom="0.5953in" fo:padding-left="0.10833in" fo:padding-right="0.64187in" draw:textarea-vertical-align="middle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375in" fo:padding-bottom="0.0375in" fo:padding-left="0.0375in" fo:padding-right="0.0375in" draw:textarea-vertical-align="top" draw:textarea-horizontal-align="left" draw:fill="solid" draw:fill-color="#ffffff" draw:opacity="10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47243in" fo:padding-bottom="0.5953in" fo:padding-left="0.10833in" fo:padding-right="0.64187in" draw:textarea-vertical-align="middle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34028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</office:automatic-styles>
  <office:body>
    <office:presentation>
      <draw:page draw:name="Slide1" draw:style-name="a381" draw:master-page-name="Master1-Layout1-title-Diapositive-de-titre" presentation:presentation-page-layout-name="Master1-PPL1" draw:id="Slide-256">
        <draw:g draw:name="Diagramme 3" draw:id="id69" draw:style-name="a586">
          <svg:title/>
          <svg:desc/>
          <draw:custom-shape svg:x="0in" svg:y="1.32077in" svg:width="10in" svg:height="1.45638in" draw:id="id63" draw:style-name="a386">
            <svg:title/>
            <svg:desc/>
            <text:p text:style-name="a385" text:class-names="" text:cond-style-name=""><text:span text:style-name="a382" text:class-names="">MVP<text:s text:c="1"/></text:span><text:span text:style-name="a383" text:class-names="">(Beta)</text:span><text:span text:style-name="a384" text:class-names=""/></text:p>
            <draw:enhanced-geometry xmlns:dr3d="urn:oasis:names:tc:opendocument:xmlns:dr3d:1.0" draw:type="non-primitive" svg:viewBox="0 0 9144000 1331714" draw:enhanced-path="M 0 332929 L 8478143 332929 8478143 0 9144000 665857 8478143 1331714 8478143 998786 0 998786 0 332929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00"/>
              <draw:equation draw:name="f7" draw:formula="?f4 / 1331714"/>
              <draw:equation draw:name="f8" draw:formula="0 * ?f5 / 9144000"/>
              <draw:equation draw:name="f9" draw:formula="332929 * ?f4 / 1331714"/>
              <draw:equation draw:name="f10" draw:formula="8478143 * ?f5 / 9144000"/>
              <draw:equation draw:name="f11" draw:formula="0 * ?f4 / 1331714"/>
              <draw:equation draw:name="f12" draw:formula="9144000 * ?f5 / 9144000"/>
              <draw:equation draw:name="f13" draw:formula="665857 * ?f4 / 1331714"/>
              <draw:equation draw:name="f14" draw:formula="1331714 * ?f4 / 1331714"/>
              <draw:equation draw:name="f15" draw:formula="998786 * ?f4 / 133171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in" svg:y="2.44385in" svg:width="3.08in" svg:height="2.80553in" draw:id="id64" draw:style-name="a473">
            <svg:title/>
            <svg:desc/>
            <text:p text:style-name="a390" text:class-names="" text:cond-style-name=""><text:span text:style-name="a387" text:class-names="">Evaluators</text:span><text:span text:style-name="a388" text:class-names="">:</text:span><text:span text:style-name="a389" text:class-names=""/></text:p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1" text:class-names="">Firsts<text:s text:c="1"/></text:span><text:span text:style-name="a392" text:class-names="">TAs</text:span><text:span text:style-name="a393" text:class-names=""/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6" text:class-names="">RealTime</text:span><text:span text:style-name="a397" text:class-names=""/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0" text:class-names="">First<text:s text:c="1"/></text:span><text:span text:style-name="a401" text:class-names="">socials</text:span><text:span text:style-name="a402" text:class-names=""><text:s text:c="1"/>(twitter,<text:s text:c="1"/></text:span><text:span text:style-name="a403" text:class-names="">google</text:span><text:span text:style-name="a404" text:class-names=""><text:s text:c="1"/>trends,<text:s text:c="1"/></text:span><text:span text:style-name="a405" text:class-names="">reddit</text:span><text:span text:style-name="a406" text:class-names="">)</text:span><text:span text:style-name="a407" text:class-names=""/></text:p>
                  </text:list-item>
                </text:list>
              </text:list-item>
            </text:list>
            <text:p text:style-name="a413" text:class-names="" text:cond-style-name=""><text:span text:style-name="a410" text:class-names="">Modular</text:span><text:span text:style-name="a411" text:class-names=""><text:s text:c="1"/>architecture</text:span><text:span text:style-name="a412" text:class-names=""/></text:p>
            <text:p text:style-name="a417" text:class-names="" text:cond-style-name=""><text:span text:style-name="a414" text:class-names="">Wiki<text:s text:c="1"/></text:span><text:span text:style-name="a415" text:class-names="">draft</text:span><text:span text:style-name="a416" text:class-names=""/></text:p>
            <text:p text:style-name="a420" text:class-names="" text:cond-style-name=""><text:span text:style-name="a418" text:class-names="">Exchanges:</text:span><text:span text:style-name="a419" text:class-names=""/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1" text:class-names="">Binance</text:span><text:span text:style-name="a422" text:class-names=""/></text:p>
                  </text:list-item>
                </text:list>
              </text:list-item>
            </text:list>
            <text:p text:style-name="a427" text:class-names="" text:cond-style-name=""><text:span text:style-name="a425" text:class-names="">Trade simulator</text:span><text:span text:style-name="a426" text:class-names=""/></text:p>
            <text:p text:style-name="a430" text:class-names="" text:cond-style-name=""><text:span text:style-name="a428" text:class-names="">Real trader</text:span><text:span text:style-name="a429" text:class-names=""/></text:p>
            <text:p text:style-name="a433" text:class-names="" text:cond-style-name=""><text:span text:style-name="a431" text:class-names="">Twitter interface</text:span><text:span text:style-name="a432" text:class-names=""/></text:p>
            <text:p text:style-name="a439" text:class-names="" text:cond-style-name=""><text:span text:style-name="a434" text:class-names="">Integrated recorder/</text:span><text:span text:style-name="a435" text:class-names="">replayer</text:span><text:span text:style-name="a436" text:class-names=""><text:s text:c="1"/>for back-</text:span><text:span text:style-name="a437" text:class-names="">testing</text:span><text:span text:style-name="a438" text:class-names=""/></text:p>
            <text:p text:style-name="a445" text:class-names="" text:cond-style-name=""><text:span text:style-name="a440" text:class-names="">Continuous</text:span><text:span text:style-name="a441" text:class-names=""><text:s text:c="1"/></text:span><text:span text:style-name="a442" text:class-names="">integration</text:span><text:span text:style-name="a443" text:class-names="">:</text:span><text:span text:style-name="a444" text:class-names=""/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6" text:class-names="">Evaluator</text:span><text:span text:style-name="a447" text:class-names=""><text:s text:c="1"/>unit tests</text:span><text:span text:style-name="a448" text:class-names=""/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1" text:class-names="">Stress tests</text:span><text:span text:style-name="a452" text:class-names=""/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55" text:class-names="">Complete test<text:s text:c="1"/></text:span><text:span text:style-name="a456" text:class-names="">campain</text:span><text:span text:style-name="a457" text:class-names=""><text:s text:c="1"/></text:span><text:span text:style-name="a458" text:class-names="">using</text:span><text:span text:style-name="a459" text:class-names=""><text:s text:c="1"/>Back-</text:span><text:span text:style-name="a460" text:class-names="">testing</text:span><text:span text:style-name="a461" text:class-names=""><text:s text:c="1"/>data</text:span><text:span text:style-name="a462" text:class-names=""/></text:p>
                  </text:list-item>
                </text:list>
              </text:list-item>
            </text:list>
            <text:p text:style-name="a472" text:class-names="" text:cond-style-name=""><text:span text:style-name="a465" text:class-names="">Improvements</text:span><text:span text:style-name="a466" text:class-names=""><text:s text:c="1"/></text:span><text:span text:style-name="a467" text:class-names="">using</text:span><text:span text:style-name="a468" text:class-names=""><text:s text:c="1"/></text:span><text:span text:style-name="a469" text:class-names="">beta-testers</text:span><text:span text:style-name="a470" text:class-names=""><text:s text:c="1"/>feedback</text:span><text:span text:style-name="a471" text:class-names=""/></text:p>
            <draw:enhanced-geometry xmlns:dr3d="urn:oasis:names:tc:opendocument:xmlns:dr3d:1.0" draw:type="non-primitive" svg:viewBox="0 0 2816352 2565373" draw:enhanced-path="M 0 0 L 2816352 0 2816352 2565373 0 256537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6352"/>
              <draw:equation draw:name="f7" draw:formula="?f4 / 2565373"/>
              <draw:equation draw:name="f8" draw:formula="0 * ?f5 / 2816352"/>
              <draw:equation draw:name="f9" draw:formula="0 * ?f4 / 2565373"/>
              <draw:equation draw:name="f10" draw:formula="2816352 * ?f5 / 2816352"/>
              <draw:equation draw:name="f11" draw:formula="2565373 * ?f4 / 256537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08in" svg:y="1.80623in" svg:width="6.92in" svg:height="1.45638in" draw:id="id65" draw:style-name="a477">
            <svg:title/>
            <svg:desc/>
            <text:p text:style-name="a476" text:class-names="" text:cond-style-name=""><text:span text:style-name="a474" text:class-names="">V1 (public release)</text:span><text:span text:style-name="a475" text:class-names=""/></text:p>
            <draw:enhanced-geometry xmlns:dr3d="urn:oasis:names:tc:opendocument:xmlns:dr3d:1.0" draw:type="non-primitive" svg:viewBox="0 0 6327648 1331714" draw:enhanced-path="M 0 332929 L 5661791 332929 5661791 0 6327648 665857 5661791 1331714 5661791 998786 0 998786 0 332929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327648"/>
              <draw:equation draw:name="f7" draw:formula="?f4 / 1331714"/>
              <draw:equation draw:name="f8" draw:formula="0 * ?f5 / 6327648"/>
              <draw:equation draw:name="f9" draw:formula="332929 * ?f4 / 1331714"/>
              <draw:equation draw:name="f10" draw:formula="5661791 * ?f5 / 6327648"/>
              <draw:equation draw:name="f11" draw:formula="0 * ?f4 / 1331714"/>
              <draw:equation draw:name="f12" draw:formula="6327648 * ?f5 / 6327648"/>
              <draw:equation draw:name="f13" draw:formula="665857 * ?f4 / 1331714"/>
              <draw:equation draw:name="f14" draw:formula="1331714 * ?f4 / 1331714"/>
              <draw:equation draw:name="f15" draw:formula="998786 * ?f4 / 133171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08in" svg:y="2.92931in" svg:width="3.08in" svg:height="2.80553in" draw:id="id66" draw:style-name="a533">
            <svg:title/>
            <svg:desc/>
            <text:p text:style-name="a480" text:class-names="" text:cond-style-name=""><text:span text:style-name="a478" text:class-names="">Interfaces:</text:span><text:span text:style-name="a479" text:class-names=""/></text:p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1" text:class-names="">Telegram</text:span><text:span text:style-name="a482" text:class-names=""/></text:p>
                  </text:list-item>
                </text:list>
              </text:list-item>
            </text:list>
            <text:p text:style-name="a487" text:class-names="" text:cond-style-name=""><text:span text:style-name="a485" text:class-names="">Exchanges:</text:span><text:span text:style-name="a486" text:class-names=""/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8" text:class-names="">Main exchanges</text:span><text:span text:style-name="a489" text:class-names=""/></text:p>
                  </text:list-item>
                </text:list>
              </text:list-item>
            </text:list>
            <text:p text:style-name="a494" text:class-names="" text:cond-style-name=""><text:span text:style-name="a492" text:class-names="">Full code documentation</text:span><text:span text:style-name="a493" text:class-names=""/></text:p>
            <text:p text:style-name="a497" text:class-names="" text:cond-style-name=""><text:span text:style-name="a495" text:class-names="">Complete wiki</text:span><text:span text:style-name="a496" text:class-names=""/></text:p>
            <text:p text:style-name="a500" text:class-names="" text:cond-style-name=""><text:span text:style-name="a498" text:class-names="">Installer:</text:span><text:span text:style-name="a499" text:class-names=""/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1" text:class-names="">Bot</text:span><text:span text:style-name="a502" text:class-names=""/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5" text:class-names="">Advanced</text:span><text:span text:style-name="a506" text:class-names=""/></text:p>
                  </text:list-item>
                </text:list>
              </text:list-item>
            </text:list>
            <text:p text:style-name="a512" text:class-names="" text:cond-style-name=""><text:span text:style-name="a509" text:class-names="">Evaluators</text:span><text:span text:style-name="a510" text:class-names="">:</text:span><text:span text:style-name="a511" text:class-names=""/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3" text:class-names="">Add</text:span><text:span text:style-name="a514" text:class-names=""><text:s text:c="1"/></text:span><text:span text:style-name="a515" text:class-names="">evaluators</text:span><text:span text:style-name="a516" text:class-names=""/></text:p>
                  </text:list-item>
                </text:list>
              </text:list-item>
            </text:list>
            <text:p text:style-name="a528" text:class-names="" text:cond-style-name=""><text:span text:style-name="a519" text:class-names="">Graphical</text:span><text:span text:style-name="a520" text:class-names=""><text:s text:c="1"/>report of<text:s text:c="1"/></text:span><text:span text:style-name="a521" text:class-names="">replays</text:span><text:span text:style-name="a522" text:class-names=""><text:s text:c="1"/></text:span><text:span text:style-name="a523" text:class-names="">using</text:span><text:span text:style-name="a524" text:class-names=""><text:s text:c="1"/>back-</text:span><text:span text:style-name="a525" text:class-names="">testing</text:span><text:span text:style-name="a526" text:class-names=""><text:s text:c="1"/>data</text:span><text:span text:style-name="a527" text:class-names=""/></text:p>
            <text:p text:style-name="a532" text:class-names="" text:cond-style-name=""><text:span text:style-name="a529" text:class-names="">Website</text:span><text:span text:style-name="a530" text:class-names=""><text:s text:c="1"/>to contact the team and use the bot</text:span><text:span text:style-name="a531" text:class-names=""/></text:p>
            <draw:enhanced-geometry xmlns:dr3d="urn:oasis:names:tc:opendocument:xmlns:dr3d:1.0" draw:type="non-primitive" svg:viewBox="0 0 2816352 2565373" draw:enhanced-path="M 0 0 L 2816352 0 2816352 2565373 0 256537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6352"/>
              <draw:equation draw:name="f7" draw:formula="?f4 / 2565373"/>
              <draw:equation draw:name="f8" draw:formula="0 * ?f5 / 2816352"/>
              <draw:equation draw:name="f9" draw:formula="0 * ?f4 / 2565373"/>
              <draw:equation draw:name="f10" draw:formula="2816352 * ?f5 / 2816352"/>
              <draw:equation draw:name="f11" draw:formula="2565373 * ?f4 / 256537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16in" svg:y="2.29169in" svg:width="3.84in" svg:height="1.45638in" draw:id="id67" draw:style-name="a537">
            <svg:title/>
            <svg:desc/>
            <text:p text:style-name="a536" text:class-names="" text:cond-style-name=""><text:span text:style-name="a534" text:class-names="">V2 (marketing)</text:span><text:span text:style-name="a535" text:class-names=""/></text:p>
            <draw:enhanced-geometry xmlns:dr3d="urn:oasis:names:tc:opendocument:xmlns:dr3d:1.0" draw:type="non-primitive" svg:viewBox="0 0 3511296 1331714" draw:enhanced-path="M 0 332929 L 2845439 332929 2845439 0 3511296 665857 2845439 1331714 2845439 998786 0 998786 0 332929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11296"/>
              <draw:equation draw:name="f7" draw:formula="?f4 / 1331714"/>
              <draw:equation draw:name="f8" draw:formula="0 * ?f5 / 3511296"/>
              <draw:equation draw:name="f9" draw:formula="332929 * ?f4 / 1331714"/>
              <draw:equation draw:name="f10" draw:formula="2845439 * ?f5 / 3511296"/>
              <draw:equation draw:name="f11" draw:formula="0 * ?f4 / 1331714"/>
              <draw:equation draw:name="f12" draw:formula="3511296 * ?f5 / 3511296"/>
              <draw:equation draw:name="f13" draw:formula="665857 * ?f4 / 1331714"/>
              <draw:equation draw:name="f14" draw:formula="1331714 * ?f4 / 1331714"/>
              <draw:equation draw:name="f15" draw:formula="998786 * ?f4 / 133171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16in" svg:y="3.41477in" svg:width="3.08in" svg:height="2.76447in" draw:id="id68" draw:style-name="a585">
            <svg:title/>
            <svg:desc/>
            <text:p text:style-name="a540" text:class-names="" text:cond-style-name=""><text:span text:style-name="a538" text:class-names="">Interfaces:</text:span><text:span text:style-name="a539" text:class-names=""/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1" text:class-names="">Graphical</text:span><text:span text:style-name="a542" text:class-names=""><text:s text:c="1"/>user interface</text:span><text:span text:style-name="a543" text:class-names=""/></text:p>
                  </text:list-item>
                </text:list>
              </text:list-item>
            </text:list>
            <text:p text:style-name="a559" text:class-names="" text:cond-style-name=""><text:span text:style-name="a546" text:class-names="">Standalone</text:span><text:span text:style-name="a547" text:class-names=""><text:s text:c="1"/></text:span><text:span text:style-name="a548" text:class-names="">website</text:span><text:span text:style-name="a549" text:class-names=""><text:s text:c="1"/></text:span><text:span text:style-name="a550" text:class-names="">allowing</text:span><text:span text:style-name="a551" text:class-names=""><text:s text:c="1"/>to<text:s text:c="1"/></text:span><text:span text:style-name="a552" text:class-names="">get</text:span><text:span text:style-name="a553" text:class-names=""><text:s text:c="1"/>the bot and<text:s text:c="1"/></text:span><text:span text:style-name="a554" text:class-names="">advanced</text:span><text:span text:style-name="a555" text:class-names=""><text:s text:c="1"/></text:span><text:span text:style-name="a556" text:class-names="">features</text:span><text:span text:style-name="a557" text:class-names="">:</text:span><text:span text:style-name="a558" text:class-names=""/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0" text:class-names="">Configuration management for bot and<text:s text:c="1"/></text:span><text:span text:style-name="a561" text:class-names="">advanced</text:span><text:span text:style-name="a562" text:class-names=""><text:s text:c="1"/></text:span><text:span text:style-name="a563" text:class-names="">features</text:span><text:span text:style-name="a564" text:class-names=""/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67" text:class-names="">Advanced<text:s text:c="1"/></text:span><text:span text:style-name="a568" text:class-names="">features</text:span><text:span text:style-name="a569" text:class-names=""><text:s text:c="1"/>downloader and installer</text:span><text:span text:style-name="a570" text:class-names=""/></text:p>
                  </text:list-item>
                </text:list>
              </text:list-item>
            </text:list>
            <text:p text:style-name="a580" text:class-names="" text:cond-style-name=""><text:span text:style-name="a573" text:class-names="">Self<text:s text:c="1"/></text:span><text:span text:style-name="a574" text:class-names="">learning</text:span><text:span text:style-name="a575" text:class-names=""><text:s text:c="1"/>bot prototype<text:s text:c="1"/></text:span><text:span text:style-name="a576" text:class-names="">using</text:span><text:span text:style-name="a577" text:class-names=""><text:s text:c="1"/>machine<text:s text:c="1"/></text:span><text:span text:style-name="a578" text:class-names="">learning</text:span><text:span text:style-name="a579" text:class-names=""/></text:p>
            <text:p text:style-name="a584" text:class-names="" text:cond-style-name=""><text:span text:style-name="a581" text:class-names="">Start marketing<text:s text:c="1"/></text:span><text:span text:style-name="a582" text:class-names="">campain</text:span><text:span text:style-name="a583" text:class-names=""/></text:p>
            <draw:enhanced-geometry xmlns:dr3d="urn:oasis:names:tc:opendocument:xmlns:dr3d:1.0" draw:type="non-primitive" svg:viewBox="0 0 2816352 2527828" draw:enhanced-path="M 0 0 L 2816352 0 2816352 2527828 0 252782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16352"/>
              <draw:equation draw:name="f7" draw:formula="?f4 / 2527828"/>
              <draw:equation draw:name="f8" draw:formula="0 * ?f5 / 2816352"/>
              <draw:equation draw:name="f9" draw:formula="0 * ?f4 / 2527828"/>
              <draw:equation draw:name="f10" draw:formula="2816352 * ?f5 / 2816352"/>
              <draw:equation draw:name="f11" draw:formula="2527828 * ?f4 / 252782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lank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2/07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2/07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2/07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2/07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2/07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2/07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°›</text:page-number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2/07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2/07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2/07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°›</text:page-number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6" draw:name="Picture Placeholder 2" svg:x="1.96007in" svg:y="0.67014in" svg:width="6in" svg:height="4.5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49" presentation:style-name="a300" draw:name="Text Placeholder 3" svg:x="1.96007in" svg:y="5.86979in" svg:width="6in" svg:height="0.88021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5" draw:name="Date Placeholder 4" svg:x="0.5in" svg:y="6.95139in" svg:width="2.3333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22/07/2013</text:date></text:span><text:span text:style-name="a303" text:class-names=""/></text:p>
        </draw:text-box>
        <svg:title/>
        <svg:desc/>
      </draw:frame>
      <draw:frame draw:id="id51" presentation:style-name="a308" draw:name="Footer Placeholder 5" svg:x="3.41667in" svg:y="6.95139in" svg:width="3.16667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7.16667in" svg:y="6.95139in" svg:width="2.3333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N°›</text:page-number></text:span><text:span text:style-name="a310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3">
      <draw:frame draw:id="id53" presentation:style-name="a317" draw:name="Title 1" svg:x="0.5in" svg:y="0.30035in" svg:width="9in" svg:height="1.25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54" presentation:style-name="a334" draw:name="Vertical Text Placeholder 2" svg:x="0.5in" svg:y="1.75in" svg:width="9in" svg:height="4.94965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odifiez les styles du texte du masque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Deuxième niveau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Cinquième niveau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5in" svg:y="6.95139in" svg:width="2.3333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22/07/2013</text:date></text:span><text:span text:style-name="a337" text:class-names=""/></text:p>
        </draw:text-box>
        <svg:title/>
        <svg:desc/>
      </draw:frame>
      <draw:frame draw:id="id56" presentation:style-name="a342" draw:name="Footer Placeholder 4" svg:x="3.41667in" svg:y="6.95139in" svg:width="3.16667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7.16667in" svg:y="6.95139in" svg:width="2.3333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N°›</text:page-number></text:span><text:span text:style-name="a34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7">
      <draw:frame draw:id="id58" presentation:style-name="a351" draw:name="Vertical Title 1" svg:x="7.25in" svg:y="0.30035in" svg:width="2.25in" svg:height="6.39931in" presentation:class="title" presentation:placeholder="false">
        <draw:text-box>
          <text:p text:style-name="a350" text:class-names="" text:cond-style-name=""><text:span text:style-name="a348" text:class-names="">Modifiez le style du titre</text:span><text:span text:style-name="a349" text:class-names=""/></text:p>
        </draw:text-box>
        <svg:title/>
        <svg:desc/>
      </draw:frame>
      <draw:frame draw:id="id59" presentation:style-name="a368" draw:name="Vertical Text Placeholder 2" svg:x="0.5in" svg:y="0.30035in" svg:width="6.58333in" svg:height="6.3993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z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5in" svg:y="6.95139in" svg:width="2.3333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22/07/2013</text:date></text:span><text:span text:style-name="a371" text:class-names=""/></text:p>
        </draw:text-box>
        <svg:title/>
        <svg:desc/>
      </draw:frame>
      <draw:frame draw:id="id61" presentation:style-name="a376" draw:name="Footer Placeholder 4" svg:x="3.41667in" svg:y="6.95139in" svg:width="3.16667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7.16667in" svg:y="6.95139in" svg:width="2.3333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N°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Guillaume MINETTE DE SAINT MARTIN</meta:initial-creator>
    <dc:creator>Guillaume MINETTE DE SAINT MARTIN</dc:creator>
    <meta:creation-date>2018-04-27T14:12:10Z</meta:creation-date>
    <dc:date>2018-04-27T15:04:23Z</dc:date>
    <meta:template xlink:href="blank" xlink:type="simple"/>
    <meta:editing-cycles>11</meta:editing-cycles>
    <meta:editing-duration>PT3109S</meta:editing-duration>
    <meta:document-statistic meta:paragraph-count="40" meta:word-count="137"/>
  </office:meta>
</office:document-meta>
</file>